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9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02134" calcext:value-type="float">
            <text:p>102,134</text:p>
          </table:table-cell>
          <table:table-cell table:style-name="ce38" office:value-type="float" office:value="3211" calcext:value-type="float">
            <text:p>3,211</text:p>
          </table:table-cell>
          <table:table-cell table:style-name="ce38" office:value-type="float" office:value="7051" calcext:value-type="float">
            <text:p>7,051</text:p>
          </table:table-cell>
          <table:table-cell table:style-name="ce38" office:value-type="float" office:value="3178" calcext:value-type="float">
            <text:p>3,178</text:p>
          </table:table-cell>
          <table:table-cell table:style-name="ce38" office:value-type="float" office:value="13943" calcext:value-type="float">
            <text:p>13,943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446" calcext:value-type="float">
            <text:p>29,446</text:p>
          </table:table-cell>
          <table:table-cell table:style-name="ce38" office:value-type="float" office:value="43135" calcext:value-type="float">
            <text:p>43,135</text:p>
          </table:table-cell>
          <table:table-cell table:style-name="ce38" office:value-type="float" office:value="1879" calcext:value-type="float">
            <text:p>1,87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02979" calcext:value-type="float">
            <text:p>102,979</text:p>
          </table:table-cell>
          <table:table-cell table:style-name="ce38" office:value-type="float" office:value="5879" calcext:value-type="float">
            <text:p>5,879</text:p>
          </table:table-cell>
          <table:table-cell table:style-name="ce38" office:value-type="float" office:value="10775" calcext:value-type="float">
            <text:p>10,775</text:p>
          </table:table-cell>
          <table:table-cell table:style-name="ce38" office:value-type="float" office:value="3186" calcext:value-type="float">
            <text:p>3,186</text:p>
          </table:table-cell>
          <table:table-cell table:style-name="ce38" office:value-type="float" office:value="9927" calcext:value-type="float">
            <text:p>9,927</text:p>
          </table:table-cell>
          <table:table-cell table:style-name="ce38" office:value-type="float" office:value="562" calcext:value-type="float">
            <text:p>5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448" calcext:value-type="float">
            <text:p>29,448</text:p>
          </table:table-cell>
          <table:table-cell table:style-name="ce38" office:value-type="float" office:value="43138" calcext:value-type="float">
            <text:p>43,138</text:p>
          </table:table-cell>
          <table:table-cell table:style-name="ce38" office:value-type="float" office:value="38" calcext:value-type="float">
            <text:p>38</text:p>
          </table:table-cell>
          <table:table-cell table:style-name="ce44" office:value-type="float" office:value="26" calcext:value-type="float">
            <text:p>26</text:p>
          </table:table-cell>
          <table:table-cell table:style-name="ce62" office:value-type="float" office:value="-845" calcext:value-type="float">
            <text:p><text:s text:c="7"/>－845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5088" calcext:value-type="float">
            <text:p>45,088</text:p>
          </table:table-cell>
          <table:table-cell table:style-name="ce39" office:value-type="float" office:value="1530" calcext:value-type="float">
            <text:p>1,530</text:p>
          </table:table-cell>
          <table:table-cell table:style-name="ce39" office:value-type="float" office:value="3333" calcext:value-type="float">
            <text:p>3,333</text:p>
          </table:table-cell>
          <table:table-cell table:style-name="ce39" office:value-type="float" office:value="1459" calcext:value-type="float">
            <text:p>1,459</text:p>
          </table:table-cell>
          <table:table-cell table:style-name="ce39" office:value-type="float" office:value="6254" calcext:value-type="float">
            <text:p>6,254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102" calcext:value-type="float">
            <text:p>13,102</text:p>
          </table:table-cell>
          <table:table-cell table:style-name="ce39" office:value-type="float" office:value="18915" calcext:value-type="float">
            <text:p>18,915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5891" calcext:value-type="float">
            <text:p>45,891</text:p>
          </table:table-cell>
          <table:table-cell table:style-name="ce39" office:value-type="float" office:value="2635" calcext:value-type="float">
            <text:p>2,635</text:p>
          </table:table-cell>
          <table:table-cell table:style-name="ce39" office:value-type="float" office:value="4836" calcext:value-type="float">
            <text:p>4,836</text:p>
          </table:table-cell>
          <table:table-cell table:style-name="ce39" office:value-type="float" office:value="1413" calcext:value-type="float">
            <text:p>1,413</text:p>
          </table:table-cell>
          <table:table-cell table:style-name="ce39" office:value-type="float" office:value="4677" calcext:value-type="float">
            <text:p>4,677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103" calcext:value-type="float">
            <text:p>13,103</text:p>
          </table:table-cell>
          <table:table-cell table:style-name="ce39" office:value-type="float" office:value="18915" calcext:value-type="float">
            <text:p>18,915</text:p>
          </table:table-cell>
          <table:table-cell table:style-name="ce39" office:value-type="float" office:value="13" calcext:value-type="float">
            <text:p>13</text:p>
          </table:table-cell>
          <table:table-cell table:style-name="ce45" office:value-type="float" office:value="19" calcext:value-type="float">
            <text:p>19</text:p>
          </table:table-cell>
          <table:table-cell table:style-name="ce63" office:value-type="float" office:value="-803" calcext:value-type="float">
            <text:p><text:s text:c="7"/>－803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7046" calcext:value-type="float">
            <text:p>57,046</text:p>
          </table:table-cell>
          <table:table-cell table:style-name="ce40" office:value-type="float" office:value="1681" calcext:value-type="float">
            <text:p>1,681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1719" calcext:value-type="float">
            <text:p>1,719</text:p>
          </table:table-cell>
          <table:table-cell table:style-name="ce40" office:value-type="float" office:value="7689" calcext:value-type="float">
            <text:p>7,689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44" calcext:value-type="float">
            <text:p>16,344</text:p>
          </table:table-cell>
          <table:table-cell table:style-name="ce40" office:value-type="float" office:value="24220" calcext:value-type="float">
            <text:p>24,220</text:p>
          </table:table-cell>
          <table:table-cell table:style-name="ce40" office:value-type="float" office:value="1549" calcext:value-type="float">
            <text:p>1,549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57088" calcext:value-type="float">
            <text:p>57,088</text:p>
          </table:table-cell>
          <table:table-cell table:style-name="ce40" office:value-type="float" office:value="3244" calcext:value-type="float">
            <text:p>3,244</text:p>
          </table:table-cell>
          <table:table-cell table:style-name="ce40" office:value-type="float" office:value="5939" calcext:value-type="float">
            <text:p>5,939</text:p>
          </table:table-cell>
          <table:table-cell table:style-name="ce40" office:value-type="float" office:value="1773" calcext:value-type="float">
            <text:p>1,773</text:p>
          </table:table-cell>
          <table:table-cell table:style-name="ce40" office:value-type="float" office:value="5250" calcext:value-type="float">
            <text:p>5,250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45" calcext:value-type="float">
            <text:p>16,345</text:p>
          </table:table-cell>
          <table:table-cell table:style-name="ce40" office:value-type="float" office:value="24223" calcext:value-type="float">
            <text:p>24,223</text:p>
          </table:table-cell>
          <table:table-cell table:style-name="ce40" office:value-type="float" office:value="25" calcext:value-type="float">
            <text:p>25</text:p>
          </table:table-cell>
          <table:table-cell table:style-name="ce46" office:value-type="float" office:value="7" calcext:value-type="float">
            <text:p>7</text:p>
          </table:table-cell>
          <table:table-cell table:style-name="ce64" office:value-type="float" office:value="-42" calcext:value-type="float">
            <text:p><text:s text:c="7"/>－42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01397" calcext:value-type="float">
            <text:p>101,397</text:p>
          </table:table-cell>
          <table:table-cell table:style-name="ce38" office:value-type="float" office:value="3208" calcext:value-type="float">
            <text:p>3,208</text:p>
          </table:table-cell>
          <table:table-cell table:style-name="ce38" office:value-type="float" office:value="7012" calcext:value-type="float">
            <text:p>7,012</text:p>
          </table:table-cell>
          <table:table-cell table:style-name="ce38" office:value-type="float" office:value="3154" calcext:value-type="float">
            <text:p>3,154</text:p>
          </table:table-cell>
          <table:table-cell table:style-name="ce38" office:value-type="float" office:value="13444" calcext:value-type="float">
            <text:p>13,444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446" calcext:value-type="float">
            <text:p>29,446</text:p>
          </table:table-cell>
          <table:table-cell table:style-name="ce38" office:value-type="float" office:value="42969" calcext:value-type="float">
            <text:p>42,969</text:p>
          </table:table-cell>
          <table:table-cell table:style-name="ce38" office:value-type="float" office:value="1873" calcext:value-type="float">
            <text:p>1,87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02523" calcext:value-type="float">
            <text:p>102,523</text:p>
          </table:table-cell>
          <table:table-cell table:style-name="ce38" office:value-type="float" office:value="5868" calcext:value-type="float">
            <text:p>5,868</text:p>
          </table:table-cell>
          <table:table-cell table:style-name="ce38" office:value-type="float" office:value="10716" calcext:value-type="float">
            <text:p>10,716</text:p>
          </table:table-cell>
          <table:table-cell table:style-name="ce38" office:value-type="float" office:value="3169" calcext:value-type="float">
            <text:p>3,169</text:p>
          </table:table-cell>
          <table:table-cell table:style-name="ce38" office:value-type="float" office:value="9724" calcext:value-type="float">
            <text:p>9,724</text:p>
          </table:table-cell>
          <table:table-cell table:style-name="ce38" office:value-type="float" office:value="562" calcext:value-type="float">
            <text:p>5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448" calcext:value-type="float">
            <text:p>29,448</text:p>
          </table:table-cell>
          <table:table-cell table:style-name="ce38" office:value-type="float" office:value="42972" calcext:value-type="float">
            <text:p>42,972</text:p>
          </table:table-cell>
          <table:table-cell table:style-name="ce38" office:value-type="float" office:value="38" calcext:value-type="float">
            <text:p>38</text:p>
          </table:table-cell>
          <table:table-cell table:style-name="ce44" office:value-type="float" office:value="26" calcext:value-type="float">
            <text:p>26</text:p>
          </table:table-cell>
          <table:table-cell table:style-name="ce65" office:value-type="float" office:value="-1126" calcext:value-type="float">
            <text:p><text:s text:c="7"/>－1,126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4713" calcext:value-type="float">
            <text:p>44,713</text:p>
          </table:table-cell>
          <table:table-cell table:style-name="ce39" office:value-type="float" office:value="1529" calcext:value-type="float">
            <text:p>1,529</text:p>
          </table:table-cell>
          <table:table-cell table:style-name="ce39" office:value-type="float" office:value="3311" calcext:value-type="float">
            <text:p>3,311</text:p>
          </table:table-cell>
          <table:table-cell table:style-name="ce39" office:value-type="float" office:value="1445" calcext:value-type="float">
            <text:p>1,445</text:p>
          </table:table-cell>
          <table:table-cell table:style-name="ce39" office:value-type="float" office:value="6010" calcext:value-type="float">
            <text:p>6,010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102" calcext:value-type="float">
            <text:p>13,102</text:p>
          </table:table-cell>
          <table:table-cell table:style-name="ce39" office:value-type="float" office:value="18821" calcext:value-type="float">
            <text:p>18,821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5633" calcext:value-type="float">
            <text:p>45,633</text:p>
          </table:table-cell>
          <table:table-cell table:style-name="ce39" office:value-type="float" office:value="2631" calcext:value-type="float">
            <text:p>2,631</text:p>
          </table:table-cell>
          <table:table-cell table:style-name="ce39" office:value-type="float" office:value="4805" calcext:value-type="float">
            <text:p>4,805</text:p>
          </table:table-cell>
          <table:table-cell table:style-name="ce39" office:value-type="float" office:value="1406" calcext:value-type="float">
            <text:p>1,406</text:p>
          </table:table-cell>
          <table:table-cell table:style-name="ce39" office:value-type="float" office:value="4555" calcext:value-type="float">
            <text:p>4,555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103" calcext:value-type="float">
            <text:p>13,103</text:p>
          </table:table-cell>
          <table:table-cell table:style-name="ce39" office:value-type="float" office:value="18821" calcext:value-type="float">
            <text:p>18,821</text:p>
          </table:table-cell>
          <table:table-cell table:style-name="ce39" office:value-type="float" office:value="13" calcext:value-type="float">
            <text:p>13</text:p>
          </table:table-cell>
          <table:table-cell table:style-name="ce45" office:value-type="float" office:value="19" calcext:value-type="float">
            <text:p>19</text:p>
          </table:table-cell>
          <table:table-cell table:style-name="ce66" office:value-type="float" office:value="-920" calcext:value-type="float">
            <text:p><text:s text:c="7"/>－920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6684" calcext:value-type="float">
            <text:p>56,684</text:p>
          </table:table-cell>
          <table:table-cell table:style-name="ce40" office:value-type="float" office:value="1679" calcext:value-type="float">
            <text:p>1,679</text:p>
          </table:table-cell>
          <table:table-cell table:style-name="ce40" office:value-type="float" office:value="3701" calcext:value-type="float">
            <text:p>3,701</text:p>
          </table:table-cell>
          <table:table-cell table:style-name="ce40" office:value-type="float" office:value="1709" calcext:value-type="float">
            <text:p>1,709</text:p>
          </table:table-cell>
          <table:table-cell table:style-name="ce40" office:value-type="float" office:value="7434" calcext:value-type="float">
            <text:p>7,434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44" calcext:value-type="float">
            <text:p>16,344</text:p>
          </table:table-cell>
          <table:table-cell table:style-name="ce40" office:value-type="float" office:value="24148" calcext:value-type="float">
            <text:p>24,148</text:p>
          </table:table-cell>
          <table:table-cell table:style-name="ce40" office:value-type="float" office:value="1543" calcext:value-type="float">
            <text:p>1,54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56890" calcext:value-type="float">
            <text:p>56,890</text:p>
          </table:table-cell>
          <table:table-cell table:style-name="ce40" office:value-type="float" office:value="3237" calcext:value-type="float">
            <text:p>3,237</text:p>
          </table:table-cell>
          <table:table-cell table:style-name="ce40" office:value-type="float" office:value="5911" calcext:value-type="float">
            <text:p>5,911</text:p>
          </table:table-cell>
          <table:table-cell table:style-name="ce40" office:value-type="float" office:value="1763" calcext:value-type="float">
            <text:p>1,763</text:p>
          </table:table-cell>
          <table:table-cell table:style-name="ce40" office:value-type="float" office:value="5169" calcext:value-type="float">
            <text:p>5,169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45" calcext:value-type="float">
            <text:p>16,345</text:p>
          </table:table-cell>
          <table:table-cell table:style-name="ce40" office:value-type="float" office:value="24151" calcext:value-type="float">
            <text:p>24,151</text:p>
          </table:table-cell>
          <table:table-cell table:style-name="ce40" office:value-type="float" office:value="25" calcext:value-type="float">
            <text:p>25</text:p>
          </table:table-cell>
          <table:table-cell table:style-name="ce46" office:value-type="float" office:value="7" calcext:value-type="float">
            <text:p>7</text:p>
          </table:table-cell>
          <table:table-cell table:style-name="ce67" office:value-type="float" office:value="-206" calcext:value-type="float">
            <text:p><text:s text:c="7"/>－206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75250" calcext:value-type="float">
            <text:p>75,250</text:p>
          </table:table-cell>
          <table:table-cell table:style-name="ce38" office:value-type="float" office:value="1827" calcext:value-type="float">
            <text:p>1,827</text:p>
          </table:table-cell>
          <table:table-cell table:style-name="ce38" office:value-type="float" office:value="6852" calcext:value-type="float">
            <text:p>6,852</text:p>
          </table:table-cell>
          <table:table-cell table:style-name="ce38" office:value-type="float" office:value="2873" calcext:value-type="float">
            <text:p>2,8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446" calcext:value-type="float">
            <text:p>29,446</text:p>
          </table:table-cell>
          <table:table-cell table:style-name="ce38" office:value-type="float" office:value="32585" calcext:value-type="float">
            <text:p>32,585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9409" calcext:value-type="float">
            <text:p>79,409</text:p>
          </table:table-cell>
          <table:table-cell table:style-name="ce38" office:value-type="float" office:value="3379" calcext:value-type="float">
            <text:p>3,379</text:p>
          </table:table-cell>
          <table:table-cell table:style-name="ce38" office:value-type="float" office:value="10435" calcext:value-type="float">
            <text:p>10,435</text:p>
          </table:table-cell>
          <table:table-cell table:style-name="ce38" office:value-type="float" office:value="3009" calcext:value-type="float">
            <text:p>3,00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99" calcext:value-type="float">
            <text:p>4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448" calcext:value-type="float">
            <text:p>29,448</text:p>
          </table:table-cell>
          <table:table-cell table:style-name="ce38" office:value-type="float" office:value="32588" calcext:value-type="float">
            <text:p>32,588</text:p>
          </table:table-cell>
          <table:table-cell table:style-name="ce38" office:value-type="float" office:value="30" calcext:value-type="float">
            <text:p>30</text:p>
          </table:table-cell>
          <table:table-cell table:style-name="ce44" office:value-type="float" office:value="21" calcext:value-type="float">
            <text:p>21</text:p>
          </table:table-cell>
          <table:table-cell table:style-name="ce65" office:value-type="float" office:value="-4159" calcext:value-type="float">
            <text:p><text:s text:c="7"/>－4,159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3137" calcext:value-type="float">
            <text:p>33,137</text:p>
          </table:table-cell>
          <table:table-cell table:style-name="ce39" office:value-type="float" office:value="884" calcext:value-type="float">
            <text:p>884</text:p>
          </table:table-cell>
          <table:table-cell table:style-name="ce39" office:value-type="float" office:value="3236" calcext:value-type="float">
            <text:p>3,236</text:p>
          </table:table-cell>
          <table:table-cell table:style-name="ce39" office:value-type="float" office:value="1319" calcext:value-type="float">
            <text:p>1,3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102" calcext:value-type="float">
            <text:p>13,102</text:p>
          </table:table-cell>
          <table:table-cell table:style-name="ce39" office:value-type="float" office:value="14258" calcext:value-type="float">
            <text:p>14,258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5174" calcext:value-type="float">
            <text:p>35,174</text:p>
          </table:table-cell>
          <table:table-cell table:style-name="ce39" office:value-type="float" office:value="1533" calcext:value-type="float">
            <text:p>1,533</text:p>
          </table:table-cell>
          <table:table-cell table:style-name="ce39" office:value-type="float" office:value="4679" calcext:value-type="float">
            <text:p>4,679</text:p>
          </table:table-cell>
          <table:table-cell table:style-name="ce39" office:value-type="float" office:value="1331" calcext:value-type="float">
            <text:p>1,3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103" calcext:value-type="float">
            <text:p>13,103</text:p>
          </table:table-cell>
          <table:table-cell table:style-name="ce39" office:value-type="float" office:value="14258" calcext:value-type="float">
            <text:p>14,258</text:p>
          </table:table-cell>
          <table:table-cell table:style-name="ce39" office:value-type="float" office:value="11" calcext:value-type="float">
            <text:p>11</text:p>
          </table:table-cell>
          <table:table-cell table:style-name="ce45" office:value-type="float" office:value="15" calcext:value-type="float">
            <text:p>15</text:p>
          </table:table-cell>
          <table:table-cell table:style-name="ce66" office:value-type="float" office:value="-2037" calcext:value-type="float">
            <text:p><text:s text:c="7"/>－2,037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2113" calcext:value-type="float">
            <text:p>42,113</text:p>
          </table:table-cell>
          <table:table-cell table:style-name="ce40" office:value-type="float" office:value="943" calcext:value-type="float">
            <text:p>943</text:p>
          </table:table-cell>
          <table:table-cell table:style-name="ce40" office:value-type="float" office:value="3616" calcext:value-type="float">
            <text:p>3,616</text:p>
          </table:table-cell>
          <table:table-cell table:style-name="ce40" office:value-type="float" office:value="1554" calcext:value-type="float">
            <text:p>1,5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44" calcext:value-type="float">
            <text:p>16,344</text:p>
          </table:table-cell>
          <table:table-cell table:style-name="ce40" office:value-type="float" office:value="18327" calcext:value-type="float">
            <text:p>18,327</text:p>
          </table:table-cell>
          <table:table-cell table:style-name="ce40" office:value-type="float" office:value="1242" calcext:value-type="float">
            <text:p>1,24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4235" calcext:value-type="float">
            <text:p>44,235</text:p>
          </table:table-cell>
          <table:table-cell table:style-name="ce40" office:value-type="float" office:value="1846" calcext:value-type="float">
            <text:p>1,846</text:p>
          </table:table-cell>
          <table:table-cell table:style-name="ce40" office:value-type="float" office:value="5756" calcext:value-type="float">
            <text:p>5,756</text:p>
          </table:table-cell>
          <table:table-cell table:style-name="ce40" office:value-type="float" office:value="1678" calcext:value-type="float">
            <text:p>1,6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45" calcext:value-type="float">
            <text:p>16,345</text:p>
          </table:table-cell>
          <table:table-cell table:style-name="ce40" office:value-type="float" office:value="18330" calcext:value-type="float">
            <text:p>18,330</text:p>
          </table:table-cell>
          <table:table-cell table:style-name="ce40" office:value-type="float" office:value="19" calcext:value-type="float">
            <text:p>19</text:p>
          </table:table-cell>
          <table:table-cell table:style-name="ce46" office:value-type="float" office:value="6" calcext:value-type="float">
            <text:p>6</text:p>
          </table:table-cell>
          <table:table-cell table:style-name="ce67" office:value-type="float" office:value="-2122" calcext:value-type="float">
            <text:p><text:s text:c="7"/>－2,12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774" calcext:value-type="float">
            <text:p>18,774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4853" calcext:value-type="float">
            <text:p>4,853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97" calcext:value-type="float">
            <text:p>4,997</text:p>
          </table:table-cell>
          <table:table-cell table:style-name="ce41" office:value-type="float" office:value="7502" calcext:value-type="float">
            <text:p>7,502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485" calcext:value-type="float">
            <text:p>19,485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6382" calcext:value-type="float">
            <text:p>6,382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85" calcext:value-type="float">
            <text:p>4,085</text:p>
          </table:table-cell>
          <table:table-cell table:style-name="ce41" office:value-type="float" office:value="7502" calcext:value-type="float">
            <text:p>7,50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-711" calcext:value-type="float">
            <text:p><text:s text:c="7"/>－71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62" calcext:value-type="float">
            <text:p>8,362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273" calcext:value-type="float">
            <text:p>2,273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6" calcext:value-type="float">
            <text:p>2,246</text:p>
          </table:table-cell>
          <table:table-cell table:style-name="ce42" office:value-type="float" office:value="3264" calcext:value-type="float">
            <text:p>3,264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698" calcext:value-type="float">
            <text:p>8,698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2872" calcext:value-type="float">
            <text:p>2,872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01" calcext:value-type="float">
            <text:p>1,901</text:p>
          </table:table-cell>
          <table:table-cell table:style-name="ce42" office:value-type="float" office:value="3264" calcext:value-type="float">
            <text:p>3,26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-336" calcext:value-type="float">
            <text:p><text:s text:c="7"/>－33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412" calcext:value-type="float">
            <text:p>10,412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2580" calcext:value-type="float">
            <text:p>2,580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51" calcext:value-type="float">
            <text:p>2,751</text:p>
          </table:table-cell>
          <table:table-cell table:style-name="ce43" office:value-type="float" office:value="4238" calcext:value-type="float">
            <text:p>4,238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787" calcext:value-type="float">
            <text:p>10,787</text:p>
          </table:table-cell>
          <table:table-cell table:style-name="ce43" office:value-type="float" office:value="663" calcext:value-type="float">
            <text:p>663</text:p>
          </table:table-cell>
          <table:table-cell table:style-name="ce43" office:value-type="float" office:value="3510" calcext:value-type="float">
            <text:p>3,510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4" calcext:value-type="float">
            <text:p>2,184</text:p>
          </table:table-cell>
          <table:table-cell table:style-name="ce43" office:value-type="float" office:value="4238" calcext:value-type="float">
            <text:p>4,23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375" calcext:value-type="float">
            <text:p><text:s text:c="7"/>－37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72" calcext:value-type="float">
            <text:p>1,97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36" calcext:value-type="float">
            <text:p>2,03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2" calcext:value-type="float">
            <text:p>572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64" calcext:value-type="float">
            <text:p><text:s text:c="7"/>－6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04" calcext:value-type="float">
            <text:p>90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9" calcext:value-type="float">
            <text:p>91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15" calcext:value-type="float">
            <text:p><text:s text:c="7"/>－1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68" calcext:value-type="float">
            <text:p>1,06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652" calcext:value-type="float">
            <text:p>65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7" calcext:value-type="float">
            <text:p>1,11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3" calcext:value-type="float">
            <text:p>313</text:p>
          </table:table-cell>
          <table:table-cell table:style-name="ce43" office:value-type="float" office:value="652" calcext:value-type="float">
            <text:p>65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49" calcext:value-type="float">
            <text:p><text:s text:c="7"/>－4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287" calcext:value-type="float">
            <text:p>9,287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95" calcext:value-type="float">
            <text:p>3,395</text:p>
          </table:table-cell>
          <table:table-cell table:style-name="ce41" office:value-type="float" office:value="4700" calcext:value-type="float">
            <text:p>4,700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91" calcext:value-type="float">
            <text:p>10,691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50" calcext:value-type="float">
            <text:p>4,150</text:p>
          </table:table-cell>
          <table:table-cell table:style-name="ce41" office:value-type="float" office:value="4700" calcext:value-type="float">
            <text:p>4,7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1404" calcext:value-type="float">
            <text:p><text:s text:c="7"/>－1,40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070" calcext:value-type="float">
            <text:p>4,070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6" calcext:value-type="float">
            <text:p>1,566</text:p>
          </table:table-cell>
          <table:table-cell table:style-name="ce42" office:value-type="float" office:value="1997" calcext:value-type="float">
            <text:p>1,99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54" calcext:value-type="float">
            <text:p>4,654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9" calcext:value-type="float">
            <text:p>1,829</text:p>
          </table:table-cell>
          <table:table-cell table:style-name="ce42" office:value-type="float" office:value="1997" calcext:value-type="float">
            <text:p>1,99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584" calcext:value-type="float">
            <text:p><text:s text:c="7"/>－58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217" calcext:value-type="float">
            <text:p>5,217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9" calcext:value-type="float">
            <text:p>1,829</text:p>
          </table:table-cell>
          <table:table-cell table:style-name="ce43" office:value-type="float" office:value="2703" calcext:value-type="float">
            <text:p>2,703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37" calcext:value-type="float">
            <text:p>6,037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647" calcext:value-type="float">
            <text:p>64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21" calcext:value-type="float">
            <text:p>2,321</text:p>
          </table:table-cell>
          <table:table-cell table:style-name="ce43" office:value-type="float" office:value="2703" calcext:value-type="float">
            <text:p>2,7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820" calcext:value-type="float">
            <text:p><text:s text:c="7"/>－82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1" calcext:value-type="float">
            <text:p>1,451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340" calcext:value-type="float">
            <text:p>340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51" calcext:value-type="float">
            <text:p>1,05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5" calcext:value-type="float">
            <text:p>475</text:p>
          </table:table-cell>
          <table:table-cell table:style-name="ce42" office:value-type="float" office:value="337" calcext:value-type="float">
            <text:p>3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51" calcext:value-type="float">
            <text:p>15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94" calcext:value-type="float">
            <text:p>1,29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8" calcext:value-type="float">
            <text:p>808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05" calcext:value-type="float">
            <text:p>1,10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3" calcext:value-type="float">
            <text:p>603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89" calcext:value-type="float">
            <text:p>189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93" calcext:value-type="float">
            <text:p>1,69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598" calcext:value-type="float">
            <text:p>59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598" calcext:value-type="float">
            <text:p>59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5" calcext:value-type="float">
            <text:p>5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256" calcext:value-type="float">
            <text:p>2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2" calcext:value-type="float">
            <text:p>42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41" calcext:value-type="float">
            <text:p>94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0" calcext:value-type="float">
            <text:p>480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8" calcext:value-type="float">
            <text:p>97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37" calcext:value-type="float">
            <text:p><text:s text:c="7"/>－3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151" calcext:value-type="float">
            <text:p>5,15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10" calcext:value-type="float">
            <text:p>2,910</text:p>
          </table:table-cell>
          <table:table-cell table:style-name="ce41" office:value-type="float" office:value="1918" calcext:value-type="float">
            <text:p>1,918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71" calcext:value-type="float">
            <text:p>4,971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64" calcext:value-type="float">
            <text:p>2,564</text:p>
          </table:table-cell>
          <table:table-cell table:style-name="ce41" office:value-type="float" office:value="1918" calcext:value-type="float">
            <text:p>1,91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80" calcext:value-type="float">
            <text:p>180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114" calcext:value-type="float">
            <text:p>2,11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6" calcext:value-type="float">
            <text:p>1,226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91" calcext:value-type="float">
            <text:p>2,091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4" calcext:value-type="float">
            <text:p>1,104</text:p>
          </table:table-cell>
          <table:table-cell table:style-name="ce42" office:value-type="float" office:value="765" calcext:value-type="float">
            <text:p>7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3" calcext:value-type="float">
            <text:p>2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037" calcext:value-type="float">
            <text:p>3,03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84" calcext:value-type="float">
            <text:p>1,684</text:p>
          </table:table-cell>
          <table:table-cell table:style-name="ce43" office:value-type="float" office:value="1153" calcext:value-type="float">
            <text:p>1,15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80" calcext:value-type="float">
            <text:p>2,880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0" calcext:value-type="float">
            <text:p>1,460</text:p>
          </table:table-cell>
          <table:table-cell table:style-name="ce43" office:value-type="float" office:value="1153" calcext:value-type="float">
            <text:p>1,1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57" calcext:value-type="float">
            <text:p>15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52" calcext:value-type="float">
            <text:p>3,25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901" calcext:value-type="float">
            <text:p>1,90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02" calcext:value-type="float">
            <text:p>3,902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9" calcext:value-type="float">
            <text:p>1,639</text:p>
          </table:table-cell>
          <table:table-cell table:style-name="ce41" office:value-type="float" office:value="1901" calcext:value-type="float">
            <text:p>1,9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650" calcext:value-type="float">
            <text:p><text:s text:c="7"/>－650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71" calcext:value-type="float">
            <text:p>1,37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5" calcext:value-type="float">
            <text:p>1,72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354" calcext:value-type="float">
            <text:p><text:s text:c="7"/>－35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81" calcext:value-type="float">
            <text:p>1,88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1" calcext:value-type="float">
            <text:p>671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77" calcext:value-type="float">
            <text:p>2,17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96" calcext:value-type="float">
            <text:p><text:s text:c="7"/>－29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507" calcext:value-type="float">
            <text:p>5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347" calcext:value-type="float">
            <text:p><text:s text:c="7"/>－34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222" calcext:value-type="float">
            <text:p>2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49" calcext:value-type="float">
            <text:p><text:s text:c="7"/>－149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2" calcext:value-type="float">
            <text:p>382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9" calcext:value-type="float">
            <text:p>93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8" calcext:value-type="float">
            <text:p>558</text:p>
          </table:table-cell>
          <table:table-cell table:style-name="ce43" office:value-type="float" office:value="285" calcext:value-type="float">
            <text:p>2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98" calcext:value-type="float">
            <text:p><text:s text:c="7"/>－19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019" calcext:value-type="float">
            <text:p>1,019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1" calcext:value-type="float">
            <text:p>2,49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019" calcext:value-type="float">
            <text:p>1,0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74" calcext:value-type="float">
            <text:p><text:s text:c="7"/>－7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37" calcext:value-type="float">
            <text:p>1,03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3" calcext:value-type="float">
            <text:p>1,04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406" calcext:value-type="float">
            <text:p>40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6" calcext:value-type="float">
            <text:p><text:s text:c="7"/>－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80" calcext:value-type="float">
            <text:p>1,38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6" calcext:value-type="float">
            <text:p>666</text:p>
          </table:table-cell>
          <table:table-cell table:style-name="ce43" office:value-type="float" office:value="613" calcext:value-type="float">
            <text:p>61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8" calcext:value-type="float">
            <text:p>1,44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1" calcext:value-type="float">
            <text:p>681</text:p>
          </table:table-cell>
          <table:table-cell table:style-name="ce43" office:value-type="float" office:value="613" calcext:value-type="float">
            <text:p>6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68" calcext:value-type="float">
            <text:p><text:s text:c="7"/>－6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51" calcext:value-type="float">
            <text:p>1,55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263" calcext:value-type="float">
            <text:p><text:s text:c="7"/>－263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16" calcext:value-type="float">
            <text:p>61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45" calcext:value-type="float">
            <text:p><text:s text:c="7"/>－14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35" calcext:value-type="float">
            <text:p>93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office:value-type="float" office:value="284" calcext:value-type="float">
            <text:p>2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18" calcext:value-type="float">
            <text:p><text:s text:c="7"/>－118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92" calcext:value-type="float">
            <text:p>1,492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108" calcext:value-type="float">
            <text:p>3,108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6" calcext:value-type="float">
            <text:p>1,446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54" calcext:value-type="float">
            <text:p><text:s text:c="7"/>－54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70" calcext:value-type="float">
            <text:p>1,37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8" calcext:value-type="float">
            <text:p>668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91" calcext:value-type="float">
            <text:p>1,39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1" calcext:value-type="float">
            <text:p><text:s text:c="7"/>－21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684" calcext:value-type="float">
            <text:p>1,68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4" calcext:value-type="float">
            <text:p>824</text:p>
          </table:table-cell>
          <table:table-cell table:style-name="ce43" office:value-type="float" office:value="691" calcext:value-type="float">
            <text:p>69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7" calcext:value-type="float">
            <text:p>1,71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6" calcext:value-type="float">
            <text:p>816</text:p>
          </table:table-cell>
          <table:table-cell table:style-name="ce43" office:value-type="float" office:value="691" calcext:value-type="float">
            <text:p>69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3" calcext:value-type="float">
            <text:p><text:s text:c="7"/>－33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148" calcext:value-type="float">
            <text:p>4,148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496" calcext:value-type="float">
            <text:p>1,4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1" calcext:value-type="float">
            <text:p>1,151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24" calcext:value-type="float">
            <text:p>4,124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24" calcext:value-type="float">
            <text:p>2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37" calcext:value-type="float">
            <text:p>1,83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77" calcext:value-type="float">
            <text:p>6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53" calcext:value-type="float">
            <text:p>1,85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38" calcext:value-type="float">
            <text:p>6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6" calcext:value-type="float">
            <text:p><text:s text:c="7"/>－1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311" calcext:value-type="float">
            <text:p>2,31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667" calcext:value-type="float">
            <text:p>667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71" calcext:value-type="float">
            <text:p>2,27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829" calcext:value-type="float">
            <text:p>8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4" calcext:value-type="float">
            <text:p>624</text:p>
          </table:table-cell>
          <table:table-cell table:style-name="ce43" office:value-type="float" office:value="667" calcext:value-type="float">
            <text:p>66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40" calcext:value-type="float">
            <text:p>4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40" calcext:value-type="float">
            <text:p>2,54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2" calcext:value-type="float">
            <text:p>692</text:p>
          </table:table-cell>
          <table:table-cell table:style-name="ce41" office:value-type="float" office:value="1499" calcext:value-type="float">
            <text:p>1,49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179" calcext:value-type="float">
            <text:p>3,17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1499" calcext:value-type="float">
            <text:p>1,4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639" calcext:value-type="float">
            <text:p><text:s text:c="7"/>－63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70" calcext:value-type="float">
            <text:p>1,17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1" calcext:value-type="float">
            <text:p>1,42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251" calcext:value-type="float">
            <text:p><text:s text:c="7"/>－25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70" calcext:value-type="float">
            <text:p>1,37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58" calcext:value-type="float">
            <text:p>1,75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1" calcext:value-type="float">
            <text:p>571</text:p>
          </table:table-cell>
          <table:table-cell table:style-name="ce43" office:value-type="float" office:value="817" calcext:value-type="float">
            <text:p>81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88" calcext:value-type="float">
            <text:p><text:s text:c="7"/>－38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80" calcext:value-type="float">
            <text:p>68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9" calcext:value-type="float">
            <text:p>85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4" calcext:value-type="float">
            <text:p>474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179" calcext:value-type="float">
            <text:p><text:s text:c="7"/>－17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6" calcext:value-type="float">
            <text:p><text:s text:c="7"/>－7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103" calcext:value-type="float">
            <text:p><text:s text:c="7"/>－10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07" calcext:value-type="float">
            <text:p>1,60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81" calcext:value-type="float">
            <text:p>1,78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967" calcext:value-type="float">
            <text:p>96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74" calcext:value-type="float">
            <text:p><text:s text:c="7"/>－17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53" calcext:value-type="float">
            <text:p>75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63" calcext:value-type="float">
            <text:p>86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461" calcext:value-type="float">
            <text:p>4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10" calcext:value-type="float">
            <text:p><text:s text:c="7"/>－11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54" calcext:value-type="float">
            <text:p>85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506" calcext:value-type="float">
            <text:p>50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8" calcext:value-type="float">
            <text:p>91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506" calcext:value-type="float">
            <text:p>5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64" calcext:value-type="float">
            <text:p><text:s text:c="7"/>－6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39" calcext:value-type="float">
            <text:p>13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3" calcext:value-type="float">
            <text:p>13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65" calcext:value-type="float">
            <text:p>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65" calcext:value-type="float">
            <text:p>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7" calcext:value-type="float">
            <text:p>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74" calcext:value-type="float">
            <text:p>7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907" calcext:value-type="float">
            <text:p>1,90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02" calcext:value-type="float">
            <text:p>2,30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1066" calcext:value-type="float">
            <text:p>1,06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395" calcext:value-type="float">
            <text:p><text:s text:c="7"/>－395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47" calcext:value-type="float">
            <text:p>84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9" calcext:value-type="float">
            <text:p>1,03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484" calcext:value-type="float">
            <text:p>4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92" calcext:value-type="float">
            <text:p><text:s text:c="7"/>－192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60" calcext:value-type="float">
            <text:p>1,06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3" calcext:value-type="float">
            <text:p>1,26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582" calcext:value-type="float">
            <text:p>5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03" calcext:value-type="float">
            <text:p><text:s text:c="7"/>－20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64" calcext:value-type="float">
            <text:p>2,26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7" calcext:value-type="float">
            <text:p>2,107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style-name="ce68" office:value-type="float" office:value="157" calcext:value-type="float">
            <text:p>15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52" calcext:value-type="float">
            <text:p>1,05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1" calcext:value-type="float">
            <text:p>95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69" office:value-type="float" office:value="101" calcext:value-type="float">
            <text:p>10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12" calcext:value-type="float">
            <text:p>1,21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17" calcext:value-type="float">
            <text:p>617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6" calcext:value-type="float">
            <text:p>1,15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56" calcext:value-type="float">
            <text:p>5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525" calcext:value-type="float">
            <text:p>6,525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19" calcext:value-type="float">
            <text:p>3,119</text:p>
          </table:table-cell>
          <table:table-cell table:style-name="ce41" office:value-type="float" office:value="2843" calcext:value-type="float">
            <text:p>2,84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282" calcext:value-type="float">
            <text:p>6,282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2843" calcext:value-type="float">
            <text:p>2,84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243" calcext:value-type="float">
            <text:p>24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41" calcext:value-type="float">
            <text:p>2,84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1248" calcext:value-type="float">
            <text:p>1,24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792" calcext:value-type="float">
            <text:p>2,792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8" calcext:value-type="float">
            <text:p>1,198</text:p>
          </table:table-cell>
          <table:table-cell table:style-name="ce42" office:value-type="float" office:value="1248" calcext:value-type="float">
            <text:p>1,24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49" calcext:value-type="float">
            <text:p>4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684" calcext:value-type="float">
            <text:p>3,684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9" calcext:value-type="float">
            <text:p>1,759</text:p>
          </table:table-cell>
          <table:table-cell table:style-name="ce43" office:value-type="float" office:value="1595" calcext:value-type="float">
            <text:p>1,59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490" calcext:value-type="float">
            <text:p>3,490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4" calcext:value-type="float">
            <text:p>1,504</text:p>
          </table:table-cell>
          <table:table-cell table:style-name="ce43" office:value-type="float" office:value="1595" calcext:value-type="float">
            <text:p>1,59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94" calcext:value-type="float">
            <text:p>19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5" calcext:value-type="float">
            <text:p>695</text:p>
          </table:table-cell>
          <table:table-cell table:style-name="ce41" office:value-type="float" office:value="381" calcext:value-type="float">
            <text:p>38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74" calcext:value-type="float">
            <text:p><text:s text:c="7"/>－7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190" calcext:value-type="float">
            <text:p>19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-32" calcext:value-type="float">
            <text:p><text:s text:c="7"/>－3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47" calcext:value-type="float">
            <text:p>64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191" calcext:value-type="float">
            <text:p>19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2" calcext:value-type="float">
            <text:p><text:s text:c="7"/>－4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16" calcext:value-type="float">
            <text:p>3,216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1536" calcext:value-type="float">
            <text:p>1,53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9" calcext:value-type="float">
            <text:p>3,309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3" calcext:value-type="float">
            <text:p>1,333</text:p>
          </table:table-cell>
          <table:table-cell table:style-name="ce41" office:value-type="float" office:value="1535" calcext:value-type="float">
            <text:p>1,53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93" calcext:value-type="float">
            <text:p><text:s text:c="7"/>－9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3" calcext:value-type="float">
            <text:p>1,513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672" calcext:value-type="float">
            <text:p>6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3" calcext:value-type="float">
            <text:p><text:s text:c="7"/>－12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26" calcext:value-type="float">
            <text:p>1,82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68" calcext:value-type="float">
            <text:p>6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6" calcext:value-type="float">
            <text:p>1,796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7" calcext:value-type="float">
            <text:p>697</text:p>
          </table:table-cell>
          <table:table-cell table:style-name="ce43" office:value-type="float" office:value="863" calcext:value-type="float">
            <text:p>86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30" calcext:value-type="float">
            <text:p>30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9366" calcext:value-type="float">
            <text:p>19,366</text:p>
          </table:table-cell>
          <table:table-cell table:style-name="ce44" office:value-type="float" office:value="1205" calcext:value-type="float">
            <text:p>1,20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office:value-type="float" office:value="10435" calcext:value-type="float">
            <text:p>10,435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7068" calcext:value-type="float">
            <text:p>7,068</text:p>
          </table:table-cell>
          <table:table-cell table:style-name="ce44" office:value-type="float" office:value="318" calcext:value-type="float">
            <text:p>3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206" calcext:value-type="float">
            <text:p>16,206</text:p>
          </table:table-cell>
          <table:table-cell table:style-name="ce44" office:value-type="float" office:value="2076" calcext:value-type="float">
            <text:p>2,07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6851" calcext:value-type="float">
            <text:p>6,851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7068" calcext:value-type="float">
            <text:p>7,068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65" office:value-type="float" office:value="3160" calcext:value-type="float">
            <text:p>3,160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8631" calcext:value-type="float">
            <text:p>8,631</text:p>
          </table:table-cell>
          <table:table-cell table:style-name="ce45" office:value-type="float" office:value="560" calcext:value-type="float">
            <text:p>56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26" calcext:value-type="float">
            <text:p>126</text:p>
          </table:table-cell>
          <table:table-cell table:style-name="ce45" office:value-type="float" office:value="4679" calcext:value-type="float">
            <text:p>4,679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135" calcext:value-type="float">
            <text:p>3,135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380" calcext:value-type="float">
            <text:p>7,380</text:p>
          </table:table-cell>
          <table:table-cell table:style-name="ce45" office:value-type="float" office:value="907" calcext:value-type="float">
            <text:p>907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3236" calcext:value-type="float">
            <text:p>3,236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135" calcext:value-type="float">
            <text:p>3,13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66" office:value-type="float" office:value="1251" calcext:value-type="float">
            <text:p>1,251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10735" calcext:value-type="float">
            <text:p>10,735</text:p>
          </table:table-cell>
          <table:table-cell table:style-name="ce46" office:value-type="float" office:value="645" calcext:value-type="float">
            <text:p>64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55" calcext:value-type="float">
            <text:p>155</text:p>
          </table:table-cell>
          <table:table-cell table:style-name="ce46" office:value-type="float" office:value="5756" calcext:value-type="float">
            <text:p>5,756</text:p>
          </table:table-cell>
          <table:table-cell table:style-name="ce46" office:value-type="float" office:value="28" calcext:value-type="float">
            <text:p>2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933" calcext:value-type="float">
            <text:p>3,933</text:p>
          </table:table-cell>
          <table:table-cell table:style-name="ce46" office:value-type="float" office:value="218" calcext:value-type="float">
            <text:p>21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826" calcext:value-type="float">
            <text:p>8,826</text:p>
          </table:table-cell>
          <table:table-cell table:style-name="ce46" office:value-type="float" office:value="1169" calcext:value-type="float">
            <text:p>1,16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3615" calcext:value-type="float">
            <text:p>3,61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933" calcext:value-type="float">
            <text:p>3,93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1909" calcext:value-type="float">
            <text:p>1,909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6781" calcext:value-type="float">
            <text:p>6,781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09" calcext:value-type="float">
            <text:p>3,009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316" calcext:value-type="float">
            <text:p>3,316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908" calcext:value-type="float">
            <text:p>6,908</text:p>
          </table:table-cell>
          <table:table-cell table:style-name="ce44" office:value-type="float" office:value="413" calcext:value-type="float">
            <text:p>413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73" calcext:value-type="float">
            <text:p>2,873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316" calcext:value-type="float">
            <text:p>3,3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127" calcext:value-type="float">
            <text:p><text:s text:c="7"/>－127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2945" calcext:value-type="float">
            <text:p>2,945</text:p>
          </table:table-cell>
          <table:table-cell table:style-name="ce45" office:value-type="float" office:value="85" calcext:value-type="float">
            <text:p>85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331" calcext:value-type="float">
            <text:p>1,331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428" calcext:value-type="float">
            <text:p>1,42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079" calcext:value-type="float">
            <text:p>3,079</text:p>
          </table:table-cell>
          <table:table-cell table:style-name="ce45" office:value-type="float" office:value="191" calcext:value-type="float">
            <text:p>191</text:p>
          </table:table-cell>
          <table:table-cell table:style-name="ce45" office:value-type="float" office:value="126" calcext:value-type="float">
            <text:p>12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319" calcext:value-type="float">
            <text:p>1,319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428" calcext:value-type="float">
            <text:p>1,42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134" calcext:value-type="float">
            <text:p><text:s text:c="7"/>－134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3836" calcext:value-type="float">
            <text:p>3,836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678" calcext:value-type="float">
            <text:p>1,67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888" calcext:value-type="float">
            <text:p>1,888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829" calcext:value-type="float">
            <text:p>3,829</text:p>
          </table:table-cell>
          <table:table-cell table:style-name="ce46" office:value-type="float" office:value="222" calcext:value-type="float">
            <text:p>222</text:p>
          </table:table-cell>
          <table:table-cell table:style-name="ce46" office:value-type="float" office:value="155" calcext:value-type="float">
            <text:p>15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554" calcext:value-type="float">
            <text:p>1,554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888" calcext:value-type="float">
            <text:p>1,88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7" calcext:value-type="float">
            <text:p>7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737" calcext:value-type="float">
            <text:p>73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99" calcext:value-type="float">
            <text:p>49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56" calcext:value-type="float">
            <text:p>45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03" calcext:value-type="float">
            <text:p>20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6" calcext:value-type="float">
            <text:p>16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281" calcext:value-type="float">
            <text:p>281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75" calcext:value-type="float">
            <text:p>37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44" calcext:value-type="float">
            <text:p>244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94" calcext:value-type="float">
            <text:p>9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58" calcext:value-type="float">
            <text:p>25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22" calcext:value-type="float">
            <text:p>122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94" calcext:value-type="float">
            <text:p>9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117" calcext:value-type="float">
            <text:p>117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362" calcext:value-type="float">
            <text:p>36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5" calcext:value-type="float">
            <text:p>255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98" calcext:value-type="float">
            <text:p>19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72" calcext:value-type="float">
            <text:p>7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164" calcext:value-type="float">
            <text:p>16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62" calcext:value-type="float">
            <text:p>66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33" calcext:value-type="float">
            <text:p>43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55" calcext:value-type="float">
            <text:p>15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9" calcext:value-type="float">
            <text:p>15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74" calcext:value-type="float">
            <text:p>27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7" calcext:value-type="float">
            <text:p>20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0" calcext:value-type="float">
            <text:p>9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17" calcext:value-type="float">
            <text:p>11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26" calcext:value-type="float">
            <text:p>2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65" calcext:value-type="float">
            <text:p>6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57" calcext:value-type="float">
            <text:p>15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" calcext:value-type="float">
            <text:p>6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" calcext:value-type="float">
            <text:p>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0" calcext:value-type="float">
            <text:p>－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" calcext:value-type="float">
            <text:p>7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10月6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0-07T10:11:27</meta:creation-date>
    <dc:creator>user</dc:creator>
    <dc:date>2010-10-07T10:12:28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